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font-name-asian="Times New Roman1" style:font-name-complex="Times New Roman1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71cm" svg:height="0.64cm" draw:z-index="0"><draw:image xlink:href="../../odt/images/0060.png" xlink:type="simple" xlink:show="embed" xlink:actuate="onLoad"/></draw:frame></text:p>
          </table:table-cell>
          <table:table-cell table:style-name="Table1.B1" office:value-type="string">
            <text:h text:style-name="P4" text:outline-level="1">Оператор 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7">C</text:span><text:span text:style-name="T10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8cm" svg:height="1.48cm" draw:z-index="1"><draw:image xlink:href="../../odt/images/0060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9">Блок </text:span><text:span text:style-name="T11">р</text:span><text:span text:style-name="T12">еализует операцию логического И:</text:span></text:p>
            <text:p text:style-name="P6"><text:span text:style-name="T12"><draw:frame draw:style-name="fr3" draw:name="Объект1" text:anchor-type="as-char" svg:width="13.236cm" svg:height="1.393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2">,</text:span></text:p>
            <text:p text:style-name="P5"><text:span text:style-name="T11">где </text:span><text:span text:style-name="T11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1"> – выходной сигнал блока, <text:s/></text:span><text:span text:style-name="T11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1">– входные сигналы.</text:span></text:p>
            <text:p text:style-name="P5"><text:span text:style-name="T13">Свойства</text:span>:</text:p>
            <text:list xml:id="list7351763751664480503" text:style-name="L1">
              <text:list-item>
                <text:p text:style-name="P7">Количество портов — количество входных портов<draw:frame draw:style-name="fr3" draw:name="Object1" text:anchor-type="as-char" svg:width="0.469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</text:list>
            <text:p text:style-name="P5"><text:span text:style-name="T6">Примечания</text:span>:</text:p>
            <text:list xml:id="list2056867007272697070" text:style-name="L2">
              <text:list-item>
                <text:p text:style-name="P8"><text:span text:style-name="T11">Если входным сигналом будет не логический (0 или 1), а действительный (вещественный) сигнал, все ненулевые сигналы рассматриваются блоком как равные единице (Истина, или </text:span><text:span text:style-name="T8">True). </text:span><text:span text:style-name="T11">На выходе блока может быть только 0 или 1.</text:span></text:p>
              </text:list-item>
              <text:list-item>
                <text:p text:style-name="P8"><text:span text:style-name="T11">В среде </text:span><text:span text:style-name="T8">SimInTech</text:span><text:span text:style-name="T11"> логическая единица (Истина или </text:span><text:span text:style-name="T8">True) </text:span><text:span text:style-name="T11">равна 1, логический ноль (Ложь или </text:span><text:span text:style-name="T8">False) </text:span><text:span text:style-name="T11">равен 0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И</dc:title>
    <dc:date>2014-12-01T11:00:06.57</dc:date>
    <meta:generator>OpenOffice/4.1.1$Win32 OpenOffice.org_project/411m6$Build-9775</meta:generator>
    <meta:editing-duration>PT2H14M47S</meta:editing-duration>
    <meta:editing-cycles>92</meta:editing-cycles>
    <meta:document-statistic meta:table-count="1" meta:image-count="2" meta:object-count="4" meta:page-count="1" meta:paragraph-count="14" meta:word-count="87" meta:character-count="53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И</mi>
                    <mi/>
                    <mn>...</mn>
                    <mi/>
                    <mi>И</mi>
                    <mi/>
                    <msub>
                      <mi>u</mi>
                      <mi>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>в</mi>
                    <mi mathvariant="italic">остальных</mi>
                    <mi mathvariant="italic">случаях</mi>
                    <mrow>
                      <mo stretchy="false">(</mo>
                      <mrow>
                        <mi mathvariant="italic">если</mi>
                        <mi mathvariant="italic">хотя</mi>
                        <mi mathvariant="italic">бы</mi>
                        <mi mathvariant="italic">один</mi>
                        <mi mathvariant="italic">из</mi>
                        <msub>
                          <mi>u</mi>
                          <mi>i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n>0</mn>
                        </mrow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u_1(t) = 1 ~И~ u_2(t) = 1 ~И~ ... ~И~ u_n(t) = 1; #
alignl 0, ~ в остальных случаях (если хотя бы один из u_i(t) = 0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